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62c7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c4f176"/>
    </style:style>
    <style:style style:name="T46" style:family="text">
      <style:text-properties officeooo:rsid="03b4652d"/>
    </style:style>
    <style:style style:name="T47" style:family="text">
      <style:text-properties officeooo:rsid="04b50477"/>
    </style:style>
    <style:style style:name="T48" style:family="text">
      <style:text-properties officeooo:rsid="0473a949"/>
    </style:style>
    <style:style style:name="T49" style:family="text">
      <style:text-properties officeooo:rsid="0387836c"/>
    </style:style>
    <style:style style:name="T50" style:family="text">
      <style:text-properties officeooo:rsid="01dff054"/>
    </style:style>
    <style:style style:name="T51" style:family="text">
      <style:text-properties officeooo:rsid="023c6ef8"/>
    </style:style>
    <style:style style:name="T52" style:family="text">
      <style:text-properties officeooo:rsid="023d2c84"/>
    </style:style>
    <style:style style:name="T53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5">Esser-</text:span>Skala, 201<text:span text:style-name="T45">9</text:span></text:p>
      <text:p text:style-name="P15"/>
      <text:p text:style-name="P15"/>
      <text:p text:style-name="P13">© 201<text:span text:style-name="T45">9</text:span> by Wolfgang <text:span text:style-name="T45">Esser-</text:span>Skala. This edition is licensed under the Creative Commons Attribution<text:span text:style-name="T43">-NonCommercial-ShareAlike</text:span> 4.0 International License. To view a copy of this license, visit http://creativecommons.org/licenses/by<text:span text:style-name="T44">-nc-sa</text:span>/4.0/. </text:p>
      <text:p text:style-name="P12"/>
      <text:p text:style-name="P14">Music engraving by LilyPond 2.18.0 (http://www.lilypond.org).<text:span text:style-name="T42"><text:line-break/>Front matter</text:span> typeset with EB Garamond (http://www.georgduffner.at/ebgaramond).</text:p>
      <text:p text:style-name="P15"/>
      <text:p text:style-name="P11">First <text:span text:style-name="T45">version</text:span>, <text:span text:style-name="T52">December</text:span> 201<text:span text:style-name="T45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47">a copy in the Fürst zu Hohenlohe-Bartensteinsches Archiv. The digital version of the manuscript is available at</text:span></text:p>
      <text:p text:style-name="P8"><text:tab/><text:span text:style-name="T53">http://www.landesarchiv-bw.de/plink/?f=3-217491-1 </text:span>(siglum<text:span text:style-name="T48"> Ba 120 Bü 238</text:span>)<text:span text:style-name="T53">.</text:span></text:p>
      <text:p text:style-name="P4"/>
      <text:p text:style-name="P2">In general, this edition closely follows the <text:span text:style-name="T49">manuscript</text:span>. Any changes <text:span text:style-name="T4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51"> </text:span>org, organ; <text:span text:style-name="T50">r, rest; </text:span>vl, violin<text:span text:style-name="T50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S<text:tab/></text:span><text:span text:style-name="T16">grace note missing in Ms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46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3T21:17:11.448725576</dc:date>
    <dc:creator>Wolfgang Skala</dc:creator>
    <meta:editing-duration>P6DT22H14M46S</meta:editing-duration>
    <meta:editing-cycles>613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802" meta:character-count="3917" meta:non-whitespace-character-count="3107"/>
  </office:meta>
</office:document-meta>
</file>